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C2000000542899C5B6DA5B497F.jpg" manifest:media-type="image/jpeg"/>
  <manifest:file-entry manifest:full-path="Pictures/10000000000001930000007AD117A8976A4D42D9.jpg" manifest:media-type="image/jpeg"/>
  <manifest:file-entry manifest:full-path="Pictures/100000000000150D000004F90AF8EE72E4DBF419.jpg" manifest:media-type="image/jpeg"/>
  <manifest:file-entry manifest:full-path="Pictures/100000000000067000000934266DF9855286CB8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1" svg:font-family="Tahoma" style:font-pitch="variable"/>
    <style:font-face style:name="Asana Math" svg:font-family="'Asana Math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1cm" fo:margin-right="0cm" fo:text-indent="0cm" style:auto-text-indent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382c85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3964ef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officeooo:paragraph-rsid="00382c85" style:font-weight-asian="bold"/>
    </style:style>
    <style:style style:name="P5" style:family="paragraph" style:parent-style-name="Standard">
      <style:paragraph-properties fo:line-height="150%"/>
      <style:text-properties fo:font-weight="bold" officeooo:paragraph-rsid="00382c85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382c85" style:font-weight-asian="bold"/>
    </style:style>
    <style:style style:name="P7" style:family="paragraph" style:parent-style-name="Standard">
      <style:paragraph-properties fo:line-height="150%" fo:text-align="justify" style:justify-single-word="false"/>
      <style:text-properties style:text-underline-style="dotted" style:text-underline-width="auto" style:text-underline-color="font-color" officeooo:paragraph-rsid="00382c85"/>
    </style:style>
    <style:style style:name="P8" style:family="paragraph" style:parent-style-name="Standard">
      <style:paragraph-properties fo:line-height="150%"/>
      <style:text-properties style:text-underline-style="dotted" style:text-underline-width="auto" style:text-underline-color="font-color" officeooo:paragraph-rsid="00382c85"/>
    </style:style>
    <style:style style:name="P9" style:family="paragraph" style:parent-style-name="Standard">
      <style:paragraph-properties fo:line-height="150%"/>
      <style:text-properties fo:font-style="normal" style:text-underline-style="none" fo:font-weight="bold" officeooo:rsid="003e4f29" officeooo:paragraph-rsid="003e4f2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50%"/>
      <style:text-properties fo:font-style="normal" style:text-underline-style="none" fo:font-weight="normal" officeooo:rsid="004048f0" officeooo:paragraph-rsid="003e4f2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/>
      <style:text-properties fo:font-style="normal" style:text-underline-style="none" fo:font-weight="normal" officeooo:rsid="004048f0" officeooo:paragraph-rsid="004048f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/>
      <style:text-properties style:text-underline-style="none" officeooo:paragraph-rsid="00382c85"/>
    </style:style>
    <style:style style:name="P13" style:family="paragraph" style:parent-style-name="Standard">
      <style:paragraph-properties fo:line-height="150%"/>
      <style:text-properties style:text-underline-style="none" officeooo:paragraph-rsid="003b4fa8"/>
    </style:style>
    <style:style style:name="P14" style:family="paragraph" style:parent-style-name="Standard">
      <style:paragraph-properties fo:line-height="150%"/>
      <style:text-properties style:text-underline-style="none" officeooo:paragraph-rsid="003cfa25"/>
    </style:style>
    <style:style style:name="P15" style:family="paragraph" style:parent-style-name="Standard">
      <style:paragraph-properties fo:line-height="150%" fo:text-align="justify" style:justify-single-word="false"/>
      <style:text-properties style:text-underline-style="none" officeooo:paragraph-rsid="00382c85"/>
    </style:style>
    <style:style style:name="P16" style:family="paragraph" style:parent-style-name="Standard">
      <style:paragraph-properties fo:line-height="150%"/>
      <style:text-properties style:text-underline-style="none" fo:font-weight="bold" officeooo:rsid="003e4f29" officeooo:paragraph-rsid="003e4f29" style:font-weight-asian="bold" style:font-weight-complex="bold"/>
    </style:style>
    <style:style style:name="P17" style:family="paragraph" style:parent-style-name="Default">
      <style:text-properties officeooo:rsid="0022dfd8"/>
    </style:style>
    <style:style style:name="P18" style:family="paragraph" style:parent-style-name="Default">
      <style:text-properties officeooo:rsid="0029a06f" officeooo:paragraph-rsid="0029a06f"/>
    </style:style>
    <style:style style:name="P19" style:family="paragraph" style:parent-style-name="Default">
      <style:text-properties officeooo:rsid="002fc065" officeooo:paragraph-rsid="002fc065"/>
    </style:style>
    <style:style style:name="P20" style:family="paragraph" style:parent-style-name="Standard">
      <style:paragraph-properties fo:margin-top="0cm" fo:margin-bottom="0cm" loext:contextual-spacing="true" fo:line-height="100%"/>
      <style:text-properties style:font-name="Asana Math" fo:font-size="11pt" officeooo:rsid="0035dd3f" officeooo:paragraph-rsid="0035dd3f" style:font-size-asian="11pt" style:font-size-complex="11pt"/>
    </style:style>
    <style:style style:name="P21" style:family="paragraph" style:parent-style-name="Standard">
      <style:paragraph-properties fo:line-height="150%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4pt" fo:font-weight="bold" officeooo:paragraph-rsid="00382c85" style:font-size-asian="14pt" style:font-weight-asian="bold"/>
    </style:style>
    <style:style style:name="P22" style:family="paragraph" style:parent-style-name="Standard">
      <style:paragraph-properties fo:line-height="150%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82c85"/>
    </style:style>
    <style:style style:name="P23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82c85"/>
    </style:style>
    <style:style style:name="P24" style:family="paragraph" style:parent-style-name="Standard">
      <style:paragraph-properties fo:line-height="150%" fo:text-align="justify" style:justify-single-word="false"/>
      <style:text-properties fo:font-weight="bold" officeooo:paragraph-rsid="00382c85" style:font-weight-asian="bold"/>
    </style:style>
    <style:style style:name="P25" style:family="paragraph" style:parent-style-name="Standard">
      <style:paragraph-properties fo:line-height="150%" fo:text-align="justify" style:justify-single-word="false"/>
      <style:text-properties fo:font-weight="bold" officeooo:rsid="004a5193" officeooo:paragraph-rsid="004a5193" style:font-weight-asian="bold"/>
    </style:style>
    <style:style style:name="P26" style:family="paragraph" style:parent-style-name="Default" style:master-page-name="Standard">
      <style:paragraph-properties style:page-number="auto"/>
    </style:style>
    <style:style style:name="P27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964ef" style:font-weight-asian="bold"/>
    </style:style>
    <style:style style:name="T3" style:family="text">
      <style:text-properties style:text-underline-style="dotted" style:text-underline-width="auto" style:text-underline-color="font-color"/>
    </style:style>
    <style:style style:name="T4" style:family="text">
      <style:text-properties style:text-underline-style="dotted" style:text-underline-width="auto" style:text-underline-color="font-color" fo:font-weight="bold" style:font-weight-asian="bold"/>
    </style:style>
    <style:style style:name="T5" style:family="text">
      <style:text-properties style:text-underline-style="dotted" style:text-underline-width="auto" style:text-underline-color="font-color" fo:font-weight="bold" officeooo:rsid="003964ef" style:font-weight-asian="bold"/>
    </style:style>
    <style:style style:name="T6" style:family="text">
      <style:text-properties style:text-underline-style="dotted" style:text-underline-width="auto" style:text-underline-color="font-color" officeooo:rsid="003964ef"/>
    </style:style>
    <style:style style:name="T7" style:family="text">
      <style:text-properties officeooo:rsid="00382c85"/>
    </style:style>
    <style:style style:name="T8" style:family="text">
      <style:text-properties officeooo:rsid="003964ef"/>
    </style:style>
    <style:style style:name="T9" style:family="text">
      <style:text-properties officeooo:rsid="0039a76a"/>
    </style:style>
    <style:style style:name="T10" style:family="text">
      <style:text-properties officeooo:rsid="003b4fa8"/>
    </style:style>
    <style:style style:name="T11" style:family="text">
      <style:text-properties officeooo:rsid="003e4f2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048f0" style:font-weight-asian="normal" style:font-weight-complex="normal"/>
    </style:style>
    <style:style style:name="T14" style:family="text">
      <style:text-properties officeooo:rsid="0041ea8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a50021" draw:stroke-linejoin="round" draw:fill="solid" draw:fill-color="#ffffff" draw:textarea-horizontal-align="center" draw:textarea-vertical-align="top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><text:span text:style-name="T7">P</text:span>ostgraduate Report Form</text:p>
      <text:p text:style-name="P22"/>
      <text:p text:style-name="P4"/>
      <text:p text:style-name="P2"><text:span text:style-name="T1">Name of student: <text:s text:c="4"/></text:span><text:span text:style-name="T4"><text:s/></text:span><text:span text:style-name="T6">Alice Nanyanzi<text:tab/><text:tab/></text:span><text:span text:style-name="T1">Student number:</text:span><text:tab/><text:span text:style-name="T6">20350201</text:span><text:span text:style-name="T3"><text:tab/><text:tab/></text:span></text:p>
      <text:p text:style-name="P2"><text:span text:style-name="T1">Degre</text:span><text:span text:style-name="T2">e: Research masters in Mathematics <text:s text:c="10"/></text:span><text:span text:style-name="T1">Full time / Part Time:</text:span><text:span text:style-name="T4"><text:tab/></text:span><text:span text:style-name="T5">Full time</text:span><text:span text:style-name="T3"><text:tab/></text:span></text:p>
      <text:p text:style-name="P2"><text:span text:style-name="T1">Supervisor:<text:tab/></text:span><text:tab/><text:span text:style-name="T8">Dr. Franck Kalala Mutombo/ Dr. Simukai Utete</text:span></text:p>
      <text:p text:style-name="P4">Co-supervisor:<text:tab/> </text:p>
      <text:p text:style-name="P3"><text:span text:style-name="T1">Title of research project:<text:tab/></text:span><text:span text:style-name="T5">Dynamic processes on complex networks and applications</text:span><text:span text:style-name="T3"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1">Year of registration:<text:tab/></text:span><text:span text:style-name="T3"><text:tab/></text:span><text:span text:style-name="T6">2017</text:span><text:span text:style-name="T3"><text:tab/><text:tab/></text:span><text:span text:style-name="T1">Expected submission date:</text:span><text:span text:style-name="T3"> <text:tab/></text:span><text:span text:style-name="T6">December , <text:s/>2018</text:span><text:span text:style-name="T3"><text:tab/></text:span></text:p>
      <text:p text:style-name="P6"/>
      <text:p text:style-name="P6">To be completed by the student</text:p>
      <text:p text:style-name="P4">______________________________________________________________________________</text:p>
      <text:p text:style-name="P4">Research aims and plan for the past six months: </text:p>
      <text:p text:style-name="P12"><text:span text:style-name="T8">- <text:s/>Complete the implementation and documentation of accounting for long range interactions in diffusion over networks.</text:span><text:tab/><text:tab/><text:tab/><text:tab/><text:tab/><text:tab/><text:tab/><text:tab/><text:tab/><text:tab/><text:tab/><text:tab/></text:p>
      <text:p text:style-name="P13"><text:span text:style-name="T8">- <text:s/>Implement long range interactions in the random walker algorithm for image segmentation and ascertain whether a better image segmentation can be obtained by this method.</text:span><text:tab/><text:tab/><text:tab/><text:tab/><text:tab/><text:tab/><text:tab/><text:tab/><text:tab/><text:tab/><text:tab/></text:p>
      <text:p text:style-name="P12"><text:span text:style-name="T9">- <text:s/>Identify a centrality measure that can be used to identify the most important financial institution ( too interconnected to fail ) in a financial network. Possible idea is to <text:s/>introduce a new centrality measure based on the generalized degree (which accounts for long range interactions) and then apply it to the ranking of financial institutions based on this centrality measure.</text:span><text:tab/><text:tab/><text:tab/><text:tab/><text:tab/><text:tab/><text:tab/><text:tab/><text:tab/><text:tab/><text:tab/></text:p>
      <text:p text:style-name="P12"><text:span text:style-name="T10">- Extending the concept of Laplacian centrality of a node to Laplacian centrality of an edge. Ascertain whether the edge Laplacian centrality can aid in the partitioning of networks.</text:span><text:tab/><text:tab/><text:tab/><text:tab/><text:tab/><text:tab/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2"/>
      <text:p text:style-name="P5"><text:soft-page-break/>Progress over the last six months: </text:p>
      <text:p text:style-name="P13"><text:span text:style-name="T10">- Completed the implementation and documentation of <text:s/>long-range interactions in diffusion over networks which involved a simulation of heat diffusion over a lattice. Results were compared for direct interactions only as well as the inclusion of long-range interactions. It was observed that the accounting for long range interactions accelerated the rate of diffusion over the network. </text:span><text:tab/><text:tab/><text:tab/><text:tab/><text:tab/><text:tab/><text:tab/><text:tab/><text:tab/><text:tab/><text:tab/><text:tab/><text:tab/></text:p>
      <text:p text:style-name="P12"><text:span text:style-name="T10">- <text:s/>Possible extension of the concept of k-path Laplacian matrices to weighted networks, computed the number of k-hopped connected components. <text:s/>Work in progress.</text:span><text:tab/><text:tab/><text:tab/><text:tab/><text:tab/><text:tab/><text:tab/><text:tab/><text:tab/><text:tab/><text:tab/><text:tab/><text:tab/><text:tab/><text:tab/><text:tab/></text:p>
      <text:p text:style-name="P14"><text:span text:style-name="T10">- Implemented the random walker algorithm for image segmentation that involved long-range interactions. However, the analysis of results is underway to ascertain the impact of this method over the existing random walker based image segmentation methods.</text:span><text:tab/><text:tab/><text:tab/><text:tab/><text:tab/><text:tab/><text:tab/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6"/>
      <text:p text:style-name="P9">- Additional Activities:</text:p>
      <text:p text:style-name="P9"><text:span text:style-name="T13">- </text:span><text:span text:style-name="T12">Attended the Berlin Mathematical School summer school “Probabilistic and Statistical methods for networks” from 21 August – 03 September in Berlin, Germany. <text:s/></text:span><text:span text:style-name="T13">I gave a talk entitled “ The Laplacian matrix of a network and Applications”. I received constructive feedback for my current work. I was also able to interact with participants working in different fields of network theory, thus sharing knowledge, insights, and experiences in research.</text:span></text:p>
      <text:p text:style-name="P10"/>
      <text:p text:style-name="P11">- Participated in the Deep Learning Indaba, 10-15 September held at the University of the Witwatersrand. <text:s/>During the Indaba, I had the opportunity to understand the basics of machine learning, the applications, algorithms used as well as network with other participants, lecturers and sponsors.</text:p>
      <text:p text:style-name="P11"/>
      <text:p text:style-name="P11">- I was a trainer in the Africa code week held at the African Institute for Mathematical Sciences where we imparted coding skills to students from different schools from the western cape.</text:p>
      <text:p text:style-name="P8"/>
      <text:p text:style-name="P8"/>
      <text:p text:style-name="P8"/>
      <text:p text:style-name="P4">Reasons for unsatisfactory progress: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soft-page-break/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4">Research aims and plan for the next six months:<text:tab/></text:p>
      <text:p text:style-name="P25">- <text:span text:style-name="T12">Studying robustness of a network on both random and targeted edge removal. In targeted edge removal, we consider the removal of edges in order of their Laplacian centrality rankings.</text:span></text:p>
      <text:p text:style-name="P25"><text:span text:style-name="T12"/></text:p>
      <text:p text:style-name="P15"><text:span text:style-name="T11">- <text:s/>Complete the analysis of results of long-range interactions in the random walker algorithm for image segmentation.</text:span><text:tab/><text:tab/><text:tab/><text:tab/><text:tab/><text:tab/><text:tab/><text:tab/><text:tab/><text:tab/><text:tab/><text:tab/><text:tab/></text:p>
      <text:p text:style-name="P15"><text:span text:style-name="T14">- <text:s/>Develop an algorithm for <text:s/>approximating the generalized degree for larger networks.</text:span><text:tab/><text:tab/><text:tab/><text:tab/><text:tab/><text:tab/><text:tab/><text:tab/><text:tab/><text:tab/><text:tab/><text:tab/><text:tab/></text:p>
      <text:p text:style-name="P15"><text:span text:style-name="T14">- Accounting for the effect of noise on consensus in networks. First, accounting for only direct interactions among agents. Second, account for both direct and long-range interactions among agents in reaching consensus.</text:span><text:tab/><text:tab/><text:tab/><text:tab/><text:tab/><text:tab/><text:tab/><text:tab/><text:tab/><text:tab/><text:tab/><text:tab/><text:tab/></text:p>
      <text:p text:style-name="P15"><text:span text:style-name="T14">- Impact of long range interactions on communicability in networks.</text:span><text:tab/><text:tab/><text:tab/><text:tab/><text:tab/><text:tab/><text:tab/><text:tab/><text:tab/><text:tab/><text:tab/><text:tab/><text:tab/></text:p>
      <text:p text:style-name="P15"><text:tab/><text:tab/><text:tab/><text:tab/><text:tab/><text:tab/><text:tab/><text:tab/><text:tab/><text:tab/><text:tab/><text:tab/><text:tab/></text:p>
      <text:p text:style-name="P4">______________________________________________________________________________</text:p>
      <text:p text:style-name="P6">To be completed by the supervisor</text:p>
      <text:p text:style-name="P4">______________________________________________________________________________</text:p>
      <text:p text:style-name="P2"><text:span text:style-name="T1">Progress: Exceptional / Very good / Good / Satisfactory / Unsatisfactory <text:s/></text:span><text:span text:style-name="T3"><text:tab/></text:span><text:span text:style-name="T4"><text:tab/><text:tab/></text:span></text:p>
      <text:p text:style-name="P2"><text:span text:style-name="T1">Comments by the supervisor:</text:span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4">Will the degree be completed in the time frame as originally planned? If not, furnish reasons: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2"/>
      <text:p text:style-name="P2"><text:span text:style-name="T1">Signature of Student:<text:tab/><text:tab/></text:span><text:span text:style-name="T3"><text:tab/><text:tab/><text:tab/><text:tab/> <text:s text:c="3"/></text:span><text:span text:style-name="T1">Date:<text:tab/></text:span><text:span text:style-name="T3"><text:tab/><text:tab/></text:span></text:p>
      <text:p text:style-name="P4"/>
      <text:p text:style-name="P2"><text:span text:style-name="T1">Signature of Supervisor:<text:tab/><text:tab/></text:span><text:span text:style-name="T3"><text:tab/><text:tab/><text:tab/><text:tab/> <text:s text:c="3"/></text:span><text:span text:style-name="T1">Date:<text:tab/></text:span><text:span text:style-name="T3"><text:tab/><text:tab/></text:span></text:p>
      <text:p text:style-name="Default"/>
      <text:p text:style-name="P20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1" svg:font-family="Tahoma" style:font-pitch="variable"/>
    <style:font-face style:name="Asana Math" svg:font-family="'Asana Math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Bitmap_20_1" draw:display-name="Bitmap 1" xlink:href="Pictures/100000000000067000000934266DF9855286CB8E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letter-kerning="true" style:font-name-asian="Andale Sans UI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fo:color="#000000" style:font-name="Thorndale" fo:font-size="12pt" fo:language="en" fo:country="US" style:letter-kerning="true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vertical-align="auto" style:writing-mode="lr-tb"/>
      <style:text-properties fo:color="#000000" style:font-name="Arial1" fo:font-family="Arial" style:font-family-generic="swiss" style:letter-kerning="false" style:font-name-complex="Arial2" style:font-family-complex="Arial" style:font-family-generic-complex="system" style:font-pitch-complex="variable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name-complex="Mangal" style:font-family-complex="Mangal" style:font-family-generic-complex="system" style:font-pitch-complex="variable" style:font-size-complex="7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letter-kerning="false" style:font-name-asian="Times New Roman" style:font-family-asian="'Times New Roman'" style:font-family-generic-asian="system" style:font-pitch-asian="variable" style:language-asian="en" style:country-asian="ZA" style:font-name-complex="Times New Roman" style:font-family-complex="'Times New Roman'" style:font-family-generic-complex="system" style:font-pitch-complex="variable" style:language-complex="ar" style:country-complex="SA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loext:contextual-spacing="false" fo:text-indent="0cm" style:auto-text-indent="false" fo:keep-with-next="always"/>
      <style:text-properties fo:font-size="10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_20_left" style:display-name="Header left" style:family="paragraph" style:parent-style-name="Standard" style:class="extra">
      <style:paragraph-properties fo:margin-top="1.91cm" fo:margin-bottom="0cm" loext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center" style:justify-single-word="false" fo:background-color="transparent">
        <style:tab-stops>
          <style:tab-stop style:position="8.5cm" style:type="center"/>
          <style:tab-stop style:position="17.002cm" style:type="right"/>
        </style:tab-stops>
      </style:paragraph-properties>
      <style:text-properties fo:font-size="9pt" fo:font-style="italic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loext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loext:contextual-spacing="false"/>
    </style:style>
    <style:style style:name="Subject" style:family="paragraph" style:parent-style-name="Standard" style:next-style-name="Text_20_body">
      <style:paragraph-properties fo:margin-top="0.63cm" fo:margin-bottom="0.63cm" loext:contextual-spacing="false"/>
      <style:text-properties style:text-underline-style="solid" style:text-underline-width="auto" style:text-underline-color="font-color" fo:font-weight="bold"/>
    </style:style>
    <style:style style:name="Default_20_Paragraph_20_Font" style:display-name="Default Paragraph Font" style:family="text"/>
    <style:style style:name="AIMS" style:family="text">
      <style:text-properties style:font-name="Arial1" fo:font-family="Arial" style:font-family-generic="swiss"/>
    </style:style>
    <style:style style:name="Untitled1" style:family="text" style:parent-style-name="AIMS">
      <style:text-properties style:font-name="Arial1" fo:font-family="Arial" style:font-family-generic="swiss" fo:font-size="10.5pt" fo:background-color="#ffffff" style:font-size-asian="10.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fo:font-size="8pt" style:font-size-asian="8pt" style:font-name-complex="Mangal" style:font-family-complex="Mangal" style:font-family-generic-complex="system" style:font-pitch-complex="variable" style:font-size-complex="7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1cm" fo:margin-right="0cm" fo:text-indent="0cm" style:auto-text-indent="false"/>
    </style:style>
    <style:style style:name="MP2" style:family="paragraph">
      <loext:graphic-properties draw:fill="solid" draw:fill-color="#ffffff"/>
      <style:paragraph-properties fo:text-align="center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53cm" svg:stroke-color="#a50021" draw:stroke-linejoin="round" draw:fill="solid" draw:fill-color="#ffffff" draw:textarea-horizontal-align="center" draw:textarea-vertical-align="top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0.728cm" fo:margin-left="2cm" fo:margin-right="2cm" style:writing-mode="lr-tb" style:layout-grid-color="#c0c0c0" style:layout-grid-lines="2697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bitmap" draw:fill-image-name="Bitmap_20_1" style:repeat="no-repeat" draw:fill-image-ref-point="right" style:footnote-max-height="0cm">
        <style:background-image xlink:href="Pictures/100000000000067000000934266DF9855286CB8E.jpg" xlink:type="simple" xlink:actuate="onLoad" style:position="center right" style:repeat="no-repeat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Second_20_page_20_letterhead">
      <style:header>
        <text:p text:style-name="MP1"/>
        <text:p text:style-name="MP1"><draw:frame draw:style-name="Mfr1" draw:name="Image2" text:anchor-type="as-char" svg:y="-3.247cm" svg:width="10.349cm" svg:height="2.445cm" draw:z-index="2"><draw:image xlink:href="Pictures/100000000000150D000004F90AF8EE72E4DBF419.jpg" xlink:type="simple" xlink:show="embed" xlink:actuate="onLoad"/></draw:frame> <draw:frame draw:style-name="Mfr2" draw:name="Image1" text:anchor-type="char" svg:x="11.476cm" svg:y="0.519cm" svg:width="6.001cm" svg:height="1.82cm" draw:z-index="1"><draw:image xlink:href="Pictures/10000000000001930000007AD117A8976A4D42D9.jpg" xlink:type="simple" xlink:show="embed" xlink:actuate="onLoad"/></draw:frame></text:p>
      </style:header>
      <style:footer>
        <text:p text:style-name="Footer"><draw:line text:anchor-type="paragraph" draw:z-index="0" draw:name="Straight Connector 65" draw:style-name="Mgr1" draw:text-style-name="MP2" svg:x1="-0.968cm" svg:y1="-0.187cm" svg:x2="18.033cm" svg:y2="-0.187cm"><text:p/></draw:line><draw:frame draw:style-name="Mfr3" draw:name="Picture 62" text:anchor-type="as-char" svg:y="-0.87cm" svg:width="16.974cm" svg:height="0.967cm" draw:z-index="3"><draw:image xlink:href="Pictures/10000000000005C2000000542899C5B6DA5B497F.jp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/>
    <style:master-page style:name="AIMS_20_LETTERHEAD" style:display-name="AIMS LETTERHEAD" style:page-layout-name="Mpm2" style:next-style-name="Standard"/>
    <style:master-page style:name="Second_20_page_20_letterhead" style:display-name="Second page letterhead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5-03-16T13:56:49.052473945</meta:creation-date>
    <meta:editing-duration>PT17M41S</meta:editing-duration>
    <meta:generator>LibreOffice/5.2.7.2$Linux_X86_64 LibreOffice_project/20m0$Build-2</meta:generator>
    <dc:date>2017-12-01T15:03:59.689790922</dc:date>
    <meta:print-date>2017-11-11T10:09:10.241583938</meta:print-date>
    <meta:document-statistic meta:table-count="0" meta:image-count="3" meta:object-count="0" meta:page-count="4" meta:paragraph-count="56" meta:word-count="629" meta:character-count="4810" meta:non-whitespace-character-count="37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